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ae6" officeooo:paragraph-rsid="00042ae6"/>
    </style:style>
    <style:style style:name="P2" style:family="paragraph" style:parent-style-name="Standard">
      <style:text-properties officeooo:rsid="0005d832" officeooo:paragraph-rsid="00042ae6"/>
    </style:style>
    <style:style style:name="P3" style:family="paragraph" style:parent-style-name="Standard">
      <style:text-properties officeooo:rsid="0005d832" officeooo:paragraph-rsid="0005d832"/>
    </style:style>
    <style:style style:name="P4" style:family="paragraph" style:parent-style-name="Standard">
      <style:text-properties officeooo:rsid="0005d832" officeooo:paragraph-rsid="00099195"/>
    </style:style>
    <style:style style:name="P5" style:family="paragraph" style:parent-style-name="Standard">
      <style:text-properties officeooo:rsid="0005d832" officeooo:paragraph-rsid="0005d832"/>
    </style:style>
    <style:style style:name="T1" style:family="text">
      <style:text-properties officeooo:rsid="0005e061"/>
    </style:style>
    <style:style style:name="T2" style:family="text">
      <style:text-properties officeooo:rsid="00082b48"/>
    </style:style>
    <style:style style:name="T3" style:family="text">
      <style:text-properties officeooo:rsid="00099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чем нужен курс по работе в команде в университете</text:p>
      <text:p text:style-name="P1"/>
      <text:p text:style-name="P1">Вступление</text:p>
      <text:p text:style-name="P1">Основная часть</text:p>
      <text:p text:style-name="P1">Заключение</text:p>
      <text:p text:style-name="P1">(300 слов)</text:p>
      <text:p text:style-name="P1">-------------</text:p>
      <text:p text:style-name="P2"/>
      <text:p text:style-name="P3"><text:tab/><text:tab/>Не так давно Санкт-Петербург разменял свою третью сотню лет, а проблема образования так и не была никем решена. Вопрос о том что и кому преподавать, наверное, никогда не стоял так остро как стоит в наше время, ведь когда, как не в век цифровых технологий, стоит заботиться о количестве квалифицированных специалистов и качестве их образования. В данном эссе, я попытаюсь взвесить все плюсы и минусы курса коммуникаций и командрообразовния и, наконец, ответить на насущный вопрос о том, зачем, все таки, нужен курс по работе в команду в университете?</text:p>
      <text:p text:style-name="P3"/>
      <text:p text:style-name="P3"><text:tab/>Очевидно, что курс работы в команде не предоставляет своим слушателям навыков выполнения своих непосредственных обязанностей на предназначенных им постах, а развивает способности обучающихся к общению и коммуникации со своими коллегами, помогает выяснить свои сильные и слабые стороны при работе в команде. На первый взгляд полезность курса не очевидна, но если всматриваться в суть, то становится понятно, что на практике, невозможно заниматься развитием своего дела или работой над проектом в одиночку. Для этого всегда нужна команда и именно ради этого нужен этот курс. Дизкомъюникация в команде и непонимание друг друга могут загубить успешное начинание и поставить всю работу под угрозу срыва. Ведь любой конфликт возникший из-за любой мелочи, при неправильном его урегулировании может повлечь большие последствия для команды. </text:p>
      <text:p text:style-name="P3"/>
      <text:p text:style-name="P3"><text:tab/>Раскрывая свою точку зрения, я хочу привести пример абстрактной команды, которая работает над проектом в сфере информационных технологий. Участники этой команды – программисты, отвечающие за написание программного кода. Каждый участник пишет код сам и не взаимодействует со своими коллегами. На выходе, из-за избранной стратегии поведения каждым членом “команды”, мы не получим готового продукта, который можно будет сразу реализовывать, так как каждая из программ созданных специалистами будет иметь свою логику реализованную и согласуемую только с мыслью создателей отдельных частей продукта. Специфика области не позволяет легко соединять части кода, не наделенный общей логикой, вследствие чего – проделанная работа не стоит ничего, ни одна потраченная секунда не смогла стать полезной для этой команды и это погубило как ее, так и успешную идею, которую команда планировала реализовать. Понятно, что в контексте данного примера – бессмысленно утверждать, что НЕ отсутствие навыков работы в команде привело к подобному результату, соответственно – можно заключить, что курс по работе в команде в университете нужен и нужен не для красивой отметки в резюме.</text:p>
      <text:p text:style-name="P3"/>
      <text:p text:style-name="P3"><text:tab/>В заключении, я хочу сказать, что курс коммуникаций и командообразования нужен в университете в первую очередь для будущих выпускников, специалистов, которые будут готовы работать вместе над поставленной им задачей. Курс дает ту базу знаний, которая необходима людям, чтобы освоиться в своей сфере, наладить взаимоотношения с партнерами и коллегами, а также помогает не только найти свое место в новой команде, но и создать свою собственную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6-07T04:44:55.397669741</dc:date>
    <meta:editing-duration>PT2H20M6S</meta:editing-duration>
    <meta:editing-cycles>6</meta:editing-cycles>
    <meta:document-statistic meta:table-count="0" meta:image-count="0" meta:object-count="0" meta:page-count="1" meta:paragraph-count="10" meta:word-count="444" meta:character-count="3095" meta:non-whitespace-character-count="2651"/>
  </office:meta>
</office:document-meta>
</file>